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fo:letter-spacing="normal"/>
    </style:style>
    <style:style style:name="P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Calibri" fo:font-size="11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 style:font-weight-asian="bold" style:font-weight-complex="bold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8000" style:font-name="Calibri" fo:font-size="11pt" fo:letter-spacing="normal" fo:font-style="normal" fo:font-weight="bold" style:font-weight-asian="bold" style:font-weight-complex="bold"/>
    </style:style>
    <style:style style:name="P11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b84700" style:font-name="Calibri" fo:font-size="11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2">
      <style:text-properties fo:font-variant="normal" fo:text-transform="none" fo:color="#1f497d" style:font-name="Calibri" fo:font-size="11pt" fo:letter-spacing="normal" fo:font-style="normal" fo:font-weight="normal" style:font-weight-asian="bold" style:font-weight-complex="bold"/>
    </style:style>
    <style:style style:name="P13" style:family="paragraph" style:parent-style-name="Text_20_body" style:list-style-name="L2">
      <style:text-properties fo:font-variant="normal" fo:text-transform="none" fo:color="#008000" style:font-name="Calibri" fo:font-size="11pt" fo:letter-spacing="normal" fo:font-style="normal" fo:font-weight="bold" style:font-weight-asian="bold" style:font-weight-complex="bold"/>
    </style:style>
    <style:style style:name="T1" style:family="text">
      <style:text-properties fo:color="#1f497d" style:font-name="Calibri" fo:font-size="11pt"/>
    </style:style>
    <style:style style:name="T2" style:family="text">
      <style:text-properties fo:color="#00b050" style:font-name="Calibri" fo:font-size="11pt" fo:font-weight="bold"/>
    </style:style>
    <style:style style:name="T3" style:family="text">
      <style:text-properties fo:font-variant="normal" fo:text-transform="none" fo:color="#1f497d" style:font-name="Calibri" fo:font-size="11pt" fo:letter-spacing="normal" fo:font-style="normal" fo:font-weight="normal"/>
    </style:style>
    <style:style style:name="T4" style:family="text">
      <style:text-properties fo:font-variant="normal" fo:text-transform="none" fo:color="#1155cc" style:font-name="Calibri" fo:font-size="11pt" fo:letter-spacing="normal" fo:font-style="normal" fo:font-weight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specto al punto 4. Ya entendí la visibilidad de la opción de Calificación de Servicio. </text:span><text:span text:style-name="T2">Validado Correctamente</text:span></text:p>
      <text:p text:style-name="P4"/>
      <text:p text:style-name="P5">Adicionalmente anexo los siguientes ajustes de la funcionalidad del módulo de Techtrol Services</text:p>
      <text:p text:style-name="P3"/>
      <text:p text:style-name="P6">a) En la visualización del perfil del usuario. Mostrar en número de contrato asociado.</text:p>
      <text:p text:style-name="P6"/>
      <text:p text:style-name="P10">Para que el usuario visualice sus contratos esta la vista del Menu Mis Contratos</text:p>
      <text:p text:style-name="P6"/>
      <text:p text:style-name="P6">B) En el formulario de Contratos. Agregar los campos DNS del contrato, Alias del contrato, Ubicación Física y un icono vinculado con el URL que contenga el campo DNS.</text:p>
      <text:p text:style-name="P10"/>
      <text:p text:style-name="P10">LISTO. </text:p>
      <text:p text:style-name="P10"/>
      <text:list xml:id="list4726222931" text:style-name="L1">
        <text:list-header>
          <text:p text:style-name="P7">En el formulario de Mis Servicios. Mejorar la posibilidad que el número de Caso sea solo de 4 dígitos (los últimos 4 dígitos).</text:p>
        </text:list-header>
      </text:list>
      <text:p text:style-name="P6"/>
      <text:p text:style-name="P10">LISTO</text:p>
      <text:p text:style-name="P10"/>
      <text:list xml:id="list1705469072" text:style-name="L2">
        <text:list-header>
          <text:p text:style-name="P8">En el formulario de Mis Servicios. En la sección de Consulta el campo número de Contrato, debe ser despegable. Agregar campos para consultar por rangos de fecha.</text:p>
          <text:p text:style-name="P12">Autocompletacion de contrato</text:p>
          <text:p text:style-name="P13">LISTO</text:p>
        </text:list-header>
      </text:list>
      <text:p text:style-name="P6"/>
      <text:p text:style-name="P6">e) En el formulario de Mis Servicios. </text:p>
      <text:p text:style-name="P6">En el listado ocultar la columna o campo de Especificación, mostrar campo Estatus y Número de Contrato. </text:p>
      <text:p text:style-name="P6"/>
      <text:p text:style-name="P6"/>
      <text:p text:style-name="P6">Además que muestre un icono para calificar el servicio (mover esa opción a un sitio más visible del cliente).</text:p>
      <text:p text:style-name="P6"/>
      <text:p text:style-name="P6">Luego de realizar la calificación, no permitir posterior edición de la calificación.</text:p>
      <text:list xml:id="list2037806655" text:continue-numbering="true" text:style-name="L2">
        <text:list-header>
          <text:p text:style-name="P9"/>
          <text:p text:style-name="P11">EN PROCESO</text:p>
          <text:p text:style-name="P12"/>
        </text:list-header>
      </text:list>
      <text:p text:style-name="P1"><text:span text:style-name="T3">f) En Solicitud de Servicio, cuando se registra una solicitud direccionar el caso en CRM para  </text:span><text:a xlink:type="simple" xlink:href="mailto:atencionalcliente@techtrol.com.ve" office:target-frame-name="_blank" xlink:show="new"><text:span text:style-name="T4">atencionalcliente@techtrol.com.ve</text:span></text:a><text:span text:style-name="T3">.</text:span></text:p>
      <text:p text:style-name="P10"/>
      <text:p text:style-name="P10"><text:soft-page-break/>LI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1-29T08:44:43</meta:creation-date>
    <dc:date>2014-11-30T13:27:37</dc:date>
    <dc:creator>Linda </dc:creator>
    <meta:editing-duration>PT8M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8" meta:word-count="218" meta:character-count="1349" meta:non-whitespace-character-count="1145"/>
  </office:meta>
</office:document-meta>
</file>